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64c5"/>
    </style:style>
    <style:style style:name="P2" style:family="paragraph" style:parent-style-name="Standard">
      <style:paragraph-properties fo:text-align="start" style:justify-single-word="false"/>
      <style:text-properties officeooo:paragraph-rsid="001964c5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964c5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64c5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964c5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964c5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63c8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964c5"/>
    </style:style>
    <style:style style:name="T5" style:family="text">
      <style:text-properties style:text-position="0% 100%" officeooo:rsid="001a7a69"/>
    </style:style>
    <style:style style:name="T6" style:family="text">
      <style:text-properties officeooo:rsid="001964c5"/>
    </style:style>
    <style:style style:name="T7" style:family="text">
      <style:text-properties officeooo:rsid="001b63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10755360292053150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835281175443" text:continue-numbering="true" text:style-name="L1">
        <text:list-item>
          <text:p text:style-name="P4">A car starts from a stop at a traffic light that has just turned green. <text:s/>The car accelerates at a rate of <text:span text:style-name="T6">4</text:span> m/s<text:span text:style-name="T1">2</text:span><text:span text:style-name="T3">. <text:s/>How fast is the car traveling after 5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836419405247" text:continue-numbering="true" text:style-name="L1">
        <text:list-item>
          <text:p text:style-name="P5">You are riding your bike at a speed of 4 m/s when you see a large dog behind you. <text:s/>In an effort to outrun the dog, you accelerate to <text:span text:style-name="T6">15</text:span> m/s over the course of the next 8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835200226632" text:continue-numbering="true" text:style-name="L1">
        <text:list-item>
          <text:p text:style-name="P4"><text:span text:style-name="T3">You are skydiving, and are falling at your terminal velocity of </text:span><text:span text:style-name="T4">55</text:span><text:span text:style-name="T3"> m/s. <text:s/>You pull your parachute, and decelerate to a speed of 10 m/s, at a rate of 5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835253805408" text:continue-numbering="true" text:style-name="L1">
        <text:list-item>
          <text:p text:style-name="P5">A car is driving on Lee Trevino at <text:span text:style-name="T6">18</text:span> m/s when the driver sees a red light. <text:s/>The driver slows the car to a stop over the next 8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41835465574479" text:continue-numbering="true" text:style-name="L1">
        <text:list-item>
          <text:p text:style-name="P5">Lauren is walking at <text:span text:style-name="T6">1.5</text:span>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835798115853" text:continue-numbering="true" text:style-name="L1">
        <text:list-item>
          <text:p text:style-name="P5">A plane is traveling <text:span text:style-name="T6">30</text:span>0 m/s when it touches down on the runway while landing. <text:s/>It comes to a complete stop in 2<text:span text:style-name="T6">5</text:span>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835546632491" text:continue-numbering="true" text:style-name="L1">
        <text:list-item>
          <text:p text:style-name="P5">Elijah is driving a car with a top acceleration of <text:span text:style-name="T6">8</text:span>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1835161739898" text:continue-numbering="true" text:style-name="L1">
        <text:list-item>
          <text:p text:style-name="P6"><text:span text:style-name="T3">Celina is marching forward at a speed of 1 m/s when she starts to march backward at a speed of </text:span><text:span text:style-name="T5">3</text:span><text:span text:style-name="T3"> m/s. <text:s/>If she accelerates at 12 m/s</text:span><text:span text:style-name="T1">2</text:span><text:span text:style-name="T3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1" text:anchor-type="paragraph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5-09-08T14:18:34.855249319" text:date-adjust="PT24H00M00S">09/09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38.485549741</meta:creation-date>
    <meta:editing-duration>PT27S</meta:editing-duration>
    <meta:editing-cycles>4</meta:editing-cycles>
    <meta:generator>LibreOffice/4.3.7.2$Linux_X86_64 LibreOffice_project/430$Build-2</meta:generator>
    <meta:initial-creator>Jonas Williamson</meta:initial-creator>
    <dc:date>2015-09-08T14:18:34.770449988</dc:date>
    <meta:document-statistic meta:table-count="0" meta:image-count="2" meta:object-count="0" meta:page-count="2" meta:paragraph-count="12" meta:word-count="325" meta:character-count="1675" meta:non-whitespace-character-count="1322"/>
  </office:meta>
</office:document-meta>
</file>